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/>
    </style:style>
    <style:style style:name="P3" style:family="paragraph" style:parent-style-name="Standard">
      <style:paragraph-properties style:text-autospace="none"/>
      <style:text-properties fo:color="#000000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Text_20_body">
      <style:paragraph-properties fo:margin-left="0cm" fo:margin-right="0cm" fo:text-indent="1.27cm" style:auto-text-indent="false"/>
      <style:text-properties fo:font-size="12pt" fo:language="pt" fo:country="BR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margin-left="2.54cm" fo:margin-right="0cm" fo:text-indent="0cm" style:auto-text-indent="false"/>
    </style:style>
    <style:style style:name="P11" style:family="paragraph" style:parent-style-name="Standard">
      <style:paragraph-properties fo:margin-top="0cm" fo:margin-bottom="0.212cm"/>
    </style:style>
    <style:style style:name="P12" style:family="paragraph" style:parent-style-name="Standard">
      <style:paragraph-properties fo:margin-top="0cm" fo:margin-bottom="0.212cm" style:text-autospace="none"/>
    </style:style>
    <style:style style:name="P13" style:family="paragraph" style:parent-style-name="Standard">
      <style:paragraph-properties fo:margin-top="0cm" fo:margin-bottom="0.212cm" fo:text-align="justify" style:justify-single-word="false" style:text-autospace="none"/>
    </style:style>
    <style:style style:name="P14" style:family="paragraph" style:parent-style-name="Text_20_body">
      <style:paragraph-properties fo:margin-top="0cm" fo:margin-bottom="0.212cm"/>
      <style:text-properties fo:font-size="12pt" fo:language="pt" fo:country="BR"/>
    </style:style>
    <style:style style:name="P15" style:family="paragraph" style:parent-style-name="Text_20_body">
      <style:text-properties fo:font-size="12pt" fo:language="pt" fo:country="BR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 style:list-style-name="WW8Num3"/>
    <style:style style:name="P18" style:family="paragraph" style:parent-style-name="Standard">
      <style:paragraph-properties fo:text-align="justify" style:justify-single-word="false" style:text-autospace="none"/>
      <style:text-properties fo:color="#000000"/>
    </style:style>
    <style:style style:name="P19" style:family="paragraph" style:parent-style-name="Standard">
      <style:paragraph-properties fo:margin-left="0cm" fo:margin-right="0cm" fo:text-indent="1.27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Wingdings"/>
    </style:style>
    <style:style style:name="T4" style:family="text">
      <style:text-properties fo:font-size="12pt"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 2 – estrutura sequencial (sala de aula)</text:p>
      <text:p text:style-name="Standard"/>
      <text:p text:style-name="Standard">Assunto:</text:p>
      <text:p text:style-name="P7">Variáveis, instruções de entrada e saída de dados, expressões artiméticas e estrutura sequencial.</text:p>
      <text:p text:style-name="P7"/>
      <text:p text:style-name="Standard">Forma de resolução:</text:p>
      <text:p text:style-name="Standard"><text:tab/>a) Representar o algoritmo em descrição narrativa, utilizando o seguinte procedimento para análise do problema e definição da solução:</text:p>
      <text:p text:style-name="P9"><text:tab/>a.1) Dados de entrada:</text:p>
      <text:p text:style-name="P9"><text:tab/>a.2) Processamento (instruções a serem realizadas):</text:p>
      <text:p text:style-name="P9"><text:tab/>a.3) Dados de saída:</text:p>
      <text:p text:style-name="P9">b) Representar o algoritmo utilizando fluxograma (diagrama de blocos)</text:p>
      <text:p text:style-name="Standard"><text:tab/>c) Representação do algoritmo de solução do problema na linguagem C, com as entradas informadas pelo usuário.</text:p>
      <text:p text:style-name="Standard"/>
      <text:p text:style-name="P6">Importante (Leia antes de iniciar a resolução dos exercícios):</text:p>
      <text:list xml:id="list32392627" text:style-name="WW8Num3">
        <text:list-item>
          <text:p text:style-name="P17">Variáveis:</text:p>
          <text:list>
            <text:list-item>
              <text:p text:style-name="P17">São endereços (espaços) da memória (área de trabalho do computador) utilizados para armazenar valores e poder recuperá-los;</text:p>
            </text:list-item>
            <text:list-item>
              <text:p text:style-name="P17">Precisam ser declaradas, informando um tipo e um identificador (nome). Exemplo: int Valor1;</text:p>
            </text:list-item>
            <text:list-item>
              <text:p text:style-name="P17">A linguagem C é <text:span text:style-name="T2">case sentive</text:span>, ou seja, há distinção entre maiúsculas e minúsculas. Exemplo: int Valor1; e int valor1; Valor1 e valor1 são variáveis distintas.</text:p>
            </text:list-item>
            <text:list-item>
              <text:p text:style-name="P17">A sintaxe de atribuição (armazenar um valor em uma variável) é:</text:p>
            </text:list-item>
          </text:list>
        </text:list-item>
      </text:list>
      <text:p text:style-name="P10"><text:tab/>Variável <text:span text:style-name="T3"></text:span> valor, significando que a variável recebe o valor, portanto, na linguagem C, a variável que vai armazenar (receber o valor) fica à esquerda do sinal de atribuição que é representado por “=”. Exemplo Valor1 = Valor2 + 10;</text:p>
      <text:list xml:id="list33464193" text:continue-numbering="true" text:style-name="WW8Num3">
        <text:list-item>
          <text:p text:style-name="P17">Instruções:</text:p>
          <text:list>
            <text:list-item>
              <text:p text:style-name="P17">São os comandos que compõem um programa (algoritmo), as ações que serão realizadas;</text:p>
            </text:list-item>
            <text:list-item>
              <text:p text:style-name="P17">Cada instrução é obrigatoriamente finalizada com ponto e vírgula;</text:p>
            </text:list-item>
          </text:list>
        </text:list-item>
        <text:list-item>
          <text:p text:style-name="P17">Erros:</text:p>
          <text:list>
            <text:list-item>
              <text:p text:style-name="P17">Verificar se não há falta de ponto e vírgula no final de cada instrução;</text:p>
            </text:list-item>
            <text:list-item>
              <text:p text:style-name="P17">Verificar se o nome da variável está escrito de maneira idêntica na declaração e no uso.</text:p>
            </text:list-item>
          </text:list>
        </text:list-item>
      </text:list>
      <text:p text:style-name="P10">c. Verificar as mensagens de erro. “<text:span text:style-name="T1">error <text:s/>‘Var1’ undeclared</text:span>” significa que a variável não foi declarada, o que pode ocorrer por identificadores (nomes) diferentes, incluindo diferenças de maiúsculas e minúsculas.</text:p>
      <text:p text:style-name="Standard"/>
      <text:p text:style-name="Standard">Exercícios:</text:p>
      <text:p text:style-name="P2"/>
      <text:p text:style-name="P12">1) Ler dois números reais (ponto flutuante) e apresentar, sem utilizar funções matemáticas prontas:</text:p>
      <text:p text:style-name="P12"><text:soft-page-break/><text:tab/>a) A subtração do primeiro número pelo segundo, mostrar o resultado com duas casas decimais e com arredondamento estatístico.</text:p>
      <text:p text:style-name="P12"><text:tab/>b) A divisão do primeiro número pelo sgundo, armazenando somente a parte inteira do número.</text:p>
      <text:p text:style-name="P12"><text:tab/>c) A soma dos dois números com o resultado arredondado para o próximo número inteiro.</text:p>
      <text:p text:style-name="P12"><text:tab/>Fazer o mesmo exercicio utilizando funções da biblioteca &lt;math.h&gt;. É necessário inclui-la com </text:p>
      <text:p text:style-name="P12"># include &lt;math.h&gt;</text:p>
      <text:p text:style-name="P7">A função <text:span text:style-name="T1">int ceil (float num)</text:span> faz arredondamento do número para cima, ou seja, para o próximo inteiro. <text:s/></text:p>
      <text:p text:style-name="P7">A função <text:span text:style-name="T1">float round (float num)</text:span> faz arredondamento estatístico do número, com duas casas decimais.</text:p>
      <text:p text:style-name="Standard"><text:tab/>A função <text:span text:style-name="T1">int trunc (float num)</text:span> apanha apenas a parte inteira do número, desconsiderando a sua parte decimal.</text:p>
      <text:p text:style-name="Standard">Exemplo de uso de funções:</text:p>
      <text:p text:style-name="P4"><text:tab/>truncar um numero:</text:p>
      <text:p text:style-name="P5"><text:tab/>int NumeroTruncado;</text:p>
      <text:p text:style-name="P5"><text:tab/>NumeroTruncado = trunc(Numero);</text:p>
      <text:p text:style-name="P1"/>
      <text:p text:style-name="P2"/>
      <text:p text:style-name="P13">2) Ler um número inteiro e imprimir o seu sucessor, sem alterar o conteúdo da variável, e antecessor, alterando o conteúdo da variável.</text:p>
      <text:p text:style-name="P3"/>
      <text:p text:style-name="P2">3) O custo ao consumidor de um carro novo é a soma do custo de fábrica com a percentagem do distribuidor e a percentagem dos impostos (ambas aplicadas sobre o custo de fábrica). Escrever um algoritmo para, a partir do custo de fábrica do carro, calcule e mostre o custo ao consumidor.</text:p>
      <text:p text:style-name="P2"/>
      <text:p text:style-name="P2">4) Escreva um algoritmo que calcule o valor da conversão para dólares de um valor lido em reais.</text:p>
      <text:p text:style-name="P2"/>
      <text:p text:style-name="P2">5) Escreva um algoritmo que dados a quantidade de litros de combustível utilizada, os quilômetros percorridos por um automóvel e o valor do litro de combustível, calcule o gasto em reais por km.</text:p>
      <text:p text:style-name="P2"/>
      <text:p text:style-name="P2">6) Escreva um algoritmo para ler o número de votos brancos, nulos (incluem eleitores ausentes) e válidos de uma eleição. Calcular e mostrar o percentual que cada um (brancos, nulos e válidos) representa em relação ao total de eleitores. Lembrar que os valores dos percentuais podem não ser inteiros. </text:p>
      <text:p text:style-name="P2"/>
      <text:p text:style-name="P11">7) Faça um programa que leia o preço de uma mercadoria com diferença de um mês e calcule a taxa de inflação (ou deflação) mensal dessa mercadoria.</text:p>
      <text:p text:style-name="P14"><text:soft-page-break/></text:p>
      <text:p text:style-name="P14">8) Um viajante de carro fará o trajeto entre duas cidades e ao término deseja saber:</text:p>
      <text:p text:style-name="P8">_ Quantas vezes foi necessário abastecer;</text:p>
      <text:p text:style-name="P8">_ Quantos litros foram consumidos para percorrer a distância indicada;</text:p>
      <text:p text:style-name="P8">_ Quantos litros restaram no tanque após a chegada ao destino.</text:p>
      <text:p text:style-name="Text_20_body"><text:span text:style-name="T4">Faca</text:span> <text:span text:style-name="T4">um programa em C que leia a distância entre as duas cidades, a capacidade do tanque e o consumo médio do veiculo, calcule e mostre as informações solicitadas.</text:span></text:p>
      <text:p text:style-name="P11"/>
      <text:p text:style-name="P14">9) Faca um algoritmo que leia o salário bruto mensal de um funcionário, calcule e mostre os valores conforme o modelo. </text:p>
      <text:p text:style-name="P15">Salario Bruto : R$</text:p>
      <text:p text:style-name="P15">(-) IR (15%) : R$</text:p>
      <text:p text:style-name="P15">(-) INSS (11%) : R$</text:p>
      <text:p text:style-name="P15">(-) Sindicato (3%) : R$</text:p>
      <text:p text:style-name="P15">Salario Liquido : R$</text:p>
      <text:p text:style-name="P14">Observação: utilizar somente três variáveis: uma para para ler o salário bruto, outra os descontos e outra para o salário líquido: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– início</dc:title>
    <meta:initial-creator>Beatriz</meta:initial-creator>
    <meta:creation-date>2008-12-22T09:22:00</meta:creation-date>
    <dc:creator>Beatriz </dc:creator>
    <dc:date>2012-02-04T13:34:13.28</dc:date>
    <meta:editing-cycles>46</meta:editing-cycles>
    <meta:editing-duration>PT06H05M28S</meta:editing-duration>
    <meta:generator>BrOffice.org/3.2$Win32 OpenOffice.org_project/320m18$Build-9502</meta:generator>
    <meta:document-statistic meta:table-count="0" meta:image-count="0" meta:object-count="0" meta:page-count="3" meta:paragraph-count="56" meta:word-count="782" meta:character-count="4735"/>
  </office:meta>
</office:document-meta>
</file>